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D5000000398145A2CA17FCED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2in" fo:margin-left="-0.0785in" fo:margin-top="0in" fo:margin-bottom="0in" table:align="left" style:writing-mode="lr-tb"/>
    </style:style>
    <style:style style:name="Table1.A" style:family="table-column">
      <style:table-column-properties style:column-width="5.2in"/>
    </style:style>
    <style:style style:name="Table1.1" style:family="table-row">
      <style:table-row-properties style:min-row-height="0.2306in"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5.2in" fo:margin-left="-0.0785in" fo:margin-top="0in" fo:margin-bottom="0in" table:align="left" style:writing-mode="lr-tb"/>
    </style:style>
    <style:style style:name="Table2.A" style:family="table-column">
      <style:table-column-properties style:column-width="5.2in"/>
    </style:style>
    <style:style style:name="Table2.1" style:family="table-row">
      <style:table-row-properties style:min-row-height="0.2181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5.2in" fo:margin-left="-0.0785in" fo:margin-top="0in" fo:margin-bottom="0in" table:align="left" style:writing-mode="lr-tb"/>
    </style:style>
    <style:style style:name="Table3.A" style:family="table-column">
      <style:table-column-properties style:column-width="5.2in"/>
    </style:style>
    <style:style style:name="Table3.1" style:family="table-row">
      <style:table-row-properties style:min-row-height="0.2493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5.2in" fo:margin-left="-0.0785in" fo:margin-top="0in" fo:margin-bottom="0in" table:align="left" style:writing-mode="lr-tb"/>
    </style:style>
    <style:style style:name="Table4.A" style:family="table-column">
      <style:table-column-properties style:column-width="5.2in"/>
    </style:style>
    <style:style style:name="Table4.1" style:family="table-row">
      <style:table-row-properties style:min-row-height="0.2556in"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2in" fo:margin-left="-0.0785in" fo:margin-top="0in" fo:margin-bottom="0in" table:align="left" style:writing-mode="lr-tb"/>
    </style:style>
    <style:style style:name="Table5.A" style:family="table-column">
      <style:table-column-properties style:column-width="5.2in"/>
    </style:style>
    <style:style style:name="Table5.1" style:family="table-row">
      <style:table-row-properties style:min-row-height="0.2493in" fo:keep-together="auto"/>
    </style:style>
    <style:style style:name="Table5.A1" style:family="table-cell">
      <style:table-cell-properties fo:padding-left="0.0785in" fo:padding-right="0.075in" fo:padding-top="0in" fo:padding-bottom="0in" fo:border="0.5pt solid #000000"/>
    </style:style>
    <style:style style:name="P1" style:family="paragraph" style:parent-style-name="Standard">
      <style:text-properties style:font-name="Arial" style:font-name-complex="Arial1"/>
    </style:style>
    <style:style style:name="P2" style:family="paragraph" style:parent-style-name="Standard">
      <style:text-properties style:font-name="Arial" fo:font-weight="bold" style:font-weight-asian="bold" style:font-name-complex="Arial1"/>
    </style:style>
    <style:style style:name="P3" style:family="paragraph" style:parent-style-name="Standard">
      <style:text-properties style:text-underline-style="none" officeooo:rsid="0000510c" officeooo:paragraph-rsid="0012fbc9"/>
    </style:style>
    <style:style style:name="P4" style:family="paragraph" style:parent-style-name="Standard">
      <style:text-properties fo:font-style="normal" officeooo:rsid="00207e6b" officeooo:paragraph-rsid="0012fbc9" style:font-style-asian="normal" style:font-style-complex="normal"/>
    </style:style>
    <style:style style:name="P5" style:family="paragraph" style:parent-style-name="Standard">
      <style:text-properties fo:font-style="normal" officeooo:rsid="00227185" officeooo:paragraph-rsid="0012fbc9" style:font-style-asian="normal" style:font-style-complex="normal"/>
    </style:style>
    <style:style style:name="P6" style:family="paragraph" style:parent-style-name="Standard">
      <style:text-properties officeooo:rsid="001ee3e6" officeooo:paragraph-rsid="0012fbc9"/>
    </style:style>
    <style:style style:name="P7" style:family="paragraph" style:parent-style-name="Standard">
      <style:text-properties officeooo:rsid="00040c20" officeooo:paragraph-rsid="0012fbc9"/>
    </style:style>
    <style:style style:name="P8" style:family="paragraph" style:parent-style-name="Standard">
      <style:text-properties officeooo:paragraph-rsid="0012fbc9"/>
    </style:style>
    <style:style style:name="P9" style:family="paragraph" style:parent-style-name="Standard">
      <style:paragraph-properties fo:margin-top="0in" fo:margin-bottom="0in" loext:contextual-spacing="false" fo:line-height="100%"/>
      <style:text-properties officeooo:paragraph-rsid="0012fbc9"/>
    </style:style>
    <style:style style:name="P10" style:family="paragraph" style:parent-style-name="Standard">
      <style:paragraph-properties fo:break-before="page"/>
    </style:style>
    <style:style style:name="P11" style:family="paragraph" style:parent-style-name="Standard" style:master-page-name="Standard">
      <style:paragraph-properties style:page-number="auto"/>
    </style:style>
    <style:style style:name="P12" style:family="paragraph" style:parent-style-name="Header">
      <style:paragraph-properties fo:text-align="end" style:justify-single-word="false"/>
    </style:style>
    <style:style style:name="T1" style:family="text">
      <style:text-properties fo:color="#548dd4" style:font-name="Arial" fo:font-size="16pt" fo:font-weight="bold" style:font-size-asian="16pt" style:font-weight-asian="bold" style:font-name-complex="Arial1" style:font-size-complex="16pt"/>
    </style:style>
    <style:style style:name="T2" style:family="text">
      <style:text-properties style:font-name="Arial" style:font-name-complex="Arial1"/>
    </style:style>
    <style:style style:name="T3" style:family="text">
      <style:text-properties style:font-name="Arial" fo:font-weight="bold" style:font-weight-asian="bold" style:font-name-complex="Arial1"/>
    </style:style>
    <style:style style:name="T4" style:family="text">
      <style:text-properties fo:font-weight="bold" style:font-weight-asian="bold"/>
    </style:style>
    <style:style style:name="T5" style:family="text">
      <style:text-properties officeooo:rsid="0000510c"/>
    </style:style>
    <style:style style:name="T6" style:family="text">
      <style:text-properties style:text-position="super 58%" officeooo:rsid="00024b9e"/>
    </style:style>
    <style:style style:name="T7" style:family="text">
      <style:text-properties style:text-underline-style="solid" style:text-underline-width="auto" style:text-underline-color="font-color" officeooo:rsid="00024b9e"/>
    </style:style>
    <style:style style:name="T8" style:family="text">
      <style:text-properties officeooo:rsid="0012fbc9"/>
    </style:style>
    <style:style style:name="T9" style:family="text">
      <style:text-properties style:text-underline-style="none" officeooo:rsid="001415fd"/>
    </style:style>
    <style:style style:name="T10" style:family="text">
      <style:text-properties style:text-underline-style="none" officeooo:rsid="00021d37"/>
    </style:style>
    <style:style style:name="T11" style:family="text">
      <style:text-properties style:text-underline-style="none" officeooo:rsid="00033b50"/>
    </style:style>
    <style:style style:name="T12" style:family="text">
      <style:text-properties style:text-underline-style="none" officeooo:rsid="00040c20"/>
    </style:style>
    <style:style style:name="T13" style:family="text">
      <style:text-properties officeooo:rsid="001ee3e6"/>
    </style:style>
    <style:style style:name="T14" style:family="text">
      <style:text-properties fo:font-style="italic" officeooo:rsid="001ee3e6" style:font-style-asian="italic" style:font-style-complex="italic"/>
    </style:style>
    <style:style style:name="T15" style:family="text">
      <style:text-properties fo:font-style="normal" officeooo:rsid="001ee3e6" style:font-style-asian="normal" style:font-style-complex="normal"/>
    </style:style>
    <style:style style:name="T16" style:family="text">
      <style:text-properties fo:font-style="normal" officeooo:rsid="00207e6b" style:font-style-asian="normal" style:font-style-complex="normal"/>
    </style:style>
    <style:style style:name="T17" style:family="text">
      <style:text-properties fo:font-style="normal" officeooo:rsid="0022b0aa" style:font-style-asian="normal" style:font-style-complex="normal"/>
    </style:style>
    <style:style style:name="T18" style:family="text">
      <style:text-properties fo:font-style="normal" style:text-underline-style="none" officeooo:rsid="00227185" style:font-style-asian="normal" style:font-style-complex="normal"/>
    </style:style>
    <style:style style:name="T19" style:family="text">
      <style:text-properties fo:font-style="normal" style:text-underline-style="none" officeooo:rsid="0022b0aa" style:font-style-asian="normal" style:font-style-complex="normal"/>
    </style:style>
    <style:style style:name="T20" style:family="text">
      <style:text-properties officeooo:rsid="00024b9e"/>
    </style:style>
    <style:style style:name="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Explore – Impact of Computing Innovations<text:line-break/>Written Response Submission Template</text:span> </text:p>
      <text:p text:style-name="Standard"><text:span text:style-name="T2">Please see </text:span><text:a xlink:type="simple" xlink:href="https://apcentral.collegeboard.org/pdf/ap-csp-student-task-directions.pdf?course=ap-computer-science-principles" text:style-name="ListLabel_20_1" text:visited-style-name="ListLabel_20_1"><text:span text:style-name="Internet_20_link"><text:span text:style-name="T2">Assessment Overview and Performance Task Directions for Student</text:span></text:span></text:a><text:span text:style-name="T2"> for the task directions and recommended word counts.</text:span></text:p>
      <text:p text:style-name="Standard"><text:span text:style-name="T3">Computational Artifact</text:span></text:p>
      <text:p text:style-name="Standard"><text:span text:style-name="T2">2a) </text:span></text:p>
      <table:table table:name="Table1" table:style-name="Table1">
        <table:table-column table:style-name="Table1.A"/>
        <table:table-row table:style-name="Table1.1">
          <table:table-cell table:style-name="Table1.A1" office:value-type="string">
            <text:p text:style-name="P9"><text:bookmark-start text:name="Text11"/><field:fieldmark-start text:name="Text1" field:type="vnd.oasis.opendocument.field.FORMTEXT"/><text:bookmark-start text:name="_GoBack"/><text:span text:style-name="T5">The computational artifact I created represents quantum computing. Quantum computing is an emerging computing technology that uses qubits (quantum bits) instead of standard bits. While a traditional bit can only be in one of two states at any given time, qubits can be in multiple states simultaneously, a phenomena known as quantum superposition.</text:span><text:span text:style-name="T6">1, 2</text:span><text:span text:style-name="T5"> And for each qubit you add to the system, the amount of data you can store increases exponentially, while also theoretically keeping the power needs below that of a traditional computer.</text:span><text:span text:style-name="T6">1</text:span><text:bookmark-end text:name="_GoBack"/></text:p>
            <text:p text:style-name="P3"><text:tab/>Quantum computers are so powerful that a system specially designed by the D-Wave Corporation to solve a specific type of mathematical problem, optimization, could find an answer in mere seconds while a traditional computer could take upwards of ten thousand years. And therein lies the rub of Quantum computing – in taking computing power to a new level, it renders the security of traditional computers obsolete. 256-bit RSA encryption, today’s standard for secure data transfer between computers, would fold like wet cardboard when subjected to a quantum computer. <text:span text:style-name="T6">3</text:span></text:p>
            <text:p text:style-name="P9"><field:fieldmark-end/><text:bookmark-end text:name="Text11"/></text:p>
          </table:table-cell>
        </table:table-row>
      </table:table>
      <text:p text:style-name="P1"/>
      <text:p text:style-name="P1"><text:s text:c="85"/></text:p>
      <text:p text:style-name="P1"/>
      <text:p text:style-name="P1"/>
      <text:p text:style-name="Standard"><text:span text:style-name="T2">2b)</text:span></text:p>
      <table:table table:name="Table2" table:style-name="Table2">
        <table:table-column table:style-name="Table2.A"/>
        <table:table-row table:style-name="Table2.1">
          <table:table-cell table:style-name="Table2.A1" office:value-type="string">
            <text:p text:style-name="P9"><text:bookmark-start text:name="Text21"/><field:fieldmark-start text:name="Text2" field:type="vnd.oasis.opendocument.field.FORMTEXT"/><text:span text:style-name="T9">I created my computational artifact in GIMP. I started with a blank image with dimensions of 720x1280 pixels. Then I used the gradient tool to create the fading blue background of the artifact. I then added my two images [x] [y] to the artifact, followed by the text sections, which were added using the Text tool and adjusted for readability from a distance. <text:tab/></text:span><field:fieldmark-end/><text:bookmark-end text:name="Text21"/></text:p>
          </table:table-cell>
        </table:table-row>
      </table:table>
      <text:p text:style-name="P1"/>
      <text:p text:style-name="P2"><text:soft-page-break/></text:p>
      <text:p text:style-name="P10"><text:span text:style-name="T3">Computing Innovation</text:span></text:p>
      <text:p text:style-name="Standard"><text:span text:style-name="T2">2c)</text:span></text:p>
      <table:table table:name="Table3" table:style-name="Table3">
        <table:table-column table:style-name="Table3.A"/>
        <table:table-row table:style-name="Table3.1">
          <table:table-cell table:style-name="Table3.A1" office:value-type="string">
            <text:p text:style-name="P9"><text:bookmark-start text:name="Text31"/><field:fieldmark-start text:name="Text3" field:type="vnd.oasis.opendocument.field.FORMTEXT"/><text:span text:style-name="T10">Since quantum computing has far-reaching repercussions in all areas of computing, there is plenty of benefit and surprisingly little harm. <text:s/></text:span><text:span text:style-name="T11">Encryption would become practically unbreakable if backed up by a quantum computer. Institutions like NASA would no longer require massive supercomputers to complete essential tasks like orbital calculations, instead using a quantum computer to quickly and efficiently chew through the math. AI research, particularly deep learning, would be greatly accelerated – a quantum computer would iterate far faster than a traditional computer, evolving the artificial neural network at a greatly increased pace. If quantum computing reaches the consumer level, the economy could be affected as well. If everyone has access to essentially unlimited computing power, anything could happen – a tech-savvy investor could create an AI to out-invest the competition, netting millions and affecting stock prices massively. Consumers could have computers that never need upgrading, destroying companies like Intel and Nvidia, which have traditionally relied on the upgrade cycle to turn over much larger profits than they would otherwise garner. New companies selling quantum computers to the masses would also destroy most competition, similar to how the Internet allowed companies that adopted early to profit massively, or how Internet shopping has overtaken smaller, local, brick-and-mortar bussinesses.</text:span></text:p>
            <text:p text:style-name="P9"><field:fieldmark-end/><text:bookmark-end text:name="Text31"/></text:p>
          </table:table-cell>
        </table:table-row>
      </table:table>
      <text:p text:style-name="P1"/>
      <text:p text:style-name="P1"/>
      <text:p text:style-name="P1"/>
      <text:p text:style-name="P1"/>
      <text:p text:style-name="P1"/>
      <text:p text:style-name="P1"/>
      <text:p text:style-name="P1"/>
      <text:p text:style-name="Standard"><text:span text:style-name="T2">2d)</text:span></text:p>
      <table:table table:name="Table4" table:style-name="Table4">
        <table:table-column table:style-name="Table4.A"/>
        <table:table-row table:style-name="Table4.1">
          <table:table-cell table:style-name="Table4.A1" office:value-type="string">
            <text:p text:style-name="P9"><text:bookmark-start text:name="Text41"/><field:fieldmark-start text:name="Text4" field:type="vnd.oasis.opendocument.field.FORMTEXT"/><text:span text:style-name="T13">According to WIRED [1], quantum computers change the way data is handled by manipulating it in qubits instead of conventional bits. If you input, say, a mathematical formula into a quantum computer, that formula is converted into quantum bits. Quantum bits exist in a state of superposition, so until the final result of the formula is observed, each qubit can be in multiple states at once, as opposed to how a traditional bit can </text:span><text:soft-page-break/><text:span text:style-name="T13">only be </text:span><text:span text:style-name="T14">1 </text:span><text:span text:style-name="T15">or </text:span><text:span text:style-name="T14">0</text:span><text:span text:style-name="T15">. </text:span><text:span text:style-name="T16">And since each qubit added exponentially increases the amount of data a quantum computer can store and process.</text:span></text:p>
            <text:p text:style-name="P4"><text:s text:c="45"/></text:p>
            <text:p text:style-name="P6"><text:span text:style-name="T16"><text:tab/></text:span><text:span text:style-name="T17">Quantum computing would also be useful for analyzing and outputting analysis of big data, which can help as well as harm. Many large companies like Facebook use user data [2] for target advertisements, which can infringe on user privacy. On the other, more Orwellian, hand, government can use big data in conjunction with quantum computing to catch potential criminals before they commit a crime.</text:span></text:p>
            <text:p text:style-name="P5"/>
            <text:p text:style-name="P9"><text:span text:style-name="T18"><text:tab/>Quantum computing also creates worrisome problems in the area of computer security. </text:span><text:span text:style-name="T19">Also according to WIRED [1],</text:span><text:span text:style-name="T18"> </text:span><text:span text:style-name="T19">t</text:span><text:span text:style-name="T18">oday’s standard </text:span><text:span text:style-name="T19">encryption,</text:span><text:span text:style-name="T18"> 256-bit RSA, would be easily cracked by a quantum computer. </text:span><text:span text:style-name="T19">256-bit RSA is used in everything from securing online credit card transactions to scrambling important government communications, and even just to send messages between friends. S</text:span><text:span text:style-name="T18">ince the average consumer probably won’t have access to a quantum computer for the forseeable future, there won’t be any way to re-secure the Internet and other networks. <text:s text:c="2"/></text:span><field:fieldmark-end/><text:bookmark-end text:name="Text41"/></text:p>
          </table:table-cell>
        </table:table-row>
      </table:table>
      <text:p text:style-name="P1"/>
      <text:p text:style-name="P2"/>
      <text:p text:style-name="P10"><text:span text:style-name="T3">References</text:span></text:p>
      <text:p text:style-name="Standard"><text:span text:style-name="T2">2e)</text:span></text:p>
      <table:table table:name="Table5" table:style-name="Table5">
        <table:table-column table:style-name="Table5.A"/>
        <table:table-row table:style-name="Table5.1">
          <table:table-cell table:style-name="Table5.A1" office:value-type="string">
            <text:p text:style-name="P9"><text:bookmark-start text:name="Text51"/><field:fieldmark-start text:name="Text5" field:type="vnd.oasis.opendocument.field.FORMTEXT"/><text:span text:style-name="T7">1. </text:span><text:a xlink:type="simple" xlink:href="https://www.wired.co.uk/article/quantum-computing-explained" text:style-name="Internet_20_link" text:visited-style-name="Visited_20_Internet_20_Link"><text:span text:style-name="T7">Wired: Quantum Computing Explained</text:span></text:a></text:p>
            <text:p text:style-name="P8"><text:span text:style-name="T20">2. </text:span><text:a xlink:type="simple" xlink:href="https://en.wikipedia.org/wiki/Quantum_computing" text:style-name="Internet_20_link" text:visited-style-name="Visited_20_Internet_20_Link"><text:span text:style-name="T20">Wikipedia: Quantum Computing (sources checked for accuracy)</text:span></text:a></text:p>
            <text:p text:style-name="P8"><text:span text:style-name="T20">3. </text:span><text:a xlink:type="simple" xlink:href="https://www.research.ibm.com/ibm-q/learn/what-is-quantum-computing/" text:style-name="Internet_20_link" text:visited-style-name="Visited_20_Internet_20_Link"><text:span text:style-name="T20">IBM: What is Quantum Computing</text:span></text:a></text:p>
            <text:p text:style-name="P7">4. Image 1: <text:a xlink:type="simple" xlink:href="https://dal.objectstorage.open.softlayer.com/v1/AUTH_46b30cbfa42a44d2b78b111e16898caf/WordPress/wp-content/uploads/2017/07/3bac/IBM-Infographic-Quantum-Computing3.jpg" text:style-name="Internet_20_link" text:visited-style-name="Visited_20_Internet_20_Link">https://dal.objectstorage.open.softlayer.com/v1/AUTH_46b30cbfa42a44d2b78b111e16898caf/WordPress/wp-content/uploads/2017/07/3bac/IBM-Infographic-Quantum-Computing3.jpg</text:a> (from IBM)</text:p>
            <text:p text:style-name="P9"><text:span text:style-name="T12">5. </text:span><text:a xlink:type="simple" xlink:href="https://cdn-images-1.medium.com/max/1600/1*pjDx_psU07k-1xaU2Sp10Q.png" text:style-name="Internet_20_link" text:visited-style-name="Visited_20_Internet_20_Link">https://cdn-images-1.medium.com/max/1600/1*pjDx_psU07k-1xaU2Sp10Q.png</text:a><text:span text:style-name="T12"> (from Wired)</text:span><field:fieldmark-end/><text:bookmark-end text:name="Text51"/></text:p>
          </table:table-cell>
        </table:table-row>
      </table:table>
      <text:p text:style-name="P1"/>
      <text:p text:style-name="Standard"><text:s text:c="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font-weight="bold" style:font-weight-asian="bold"/>
    </style:style>
    <style:style style:name="M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Picture 2" text:anchor-type="char" svg:x="5.4083in" svg:y="-0.2417in" svg:width="1.7752in" svg:height="0.4752in" draw:z-index="4"><draw:image xlink:href="Pictures/10000000000000D5000000398145A2CA17FCED66.png" xlink:type="simple" xlink:show="embed" xlink:actuate="onLoad" loext:mime-type="image/png"/></draw:frame></text:p>
      </style:header>
      <style:footer>
        <text:p text:style-name="Footer">AP Computer Science Principles Effective Fall 2017<text:tab/><text:tab/>Page <text:span text:style-name="MT1"><text:page-number style:num-format="1" text:select-page="current">2</text:page-number></text:span><text:s/>of <text:span text:style-name="MT1"><text:page-count style:num-format="1">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8-12-13T10:49:53.017174005</meta:creation-date>
    <dc:date>2018-12-13T10:51:10.604930193</dc:date>
    <meta:editing-duration>PT2H42M18S</meta:editing-duration>
    <meta:generator>LibreOffice/6.0.6.2$Linux_X86_64 LibreOffice_project/00m0$Build-2</meta:generator>
    <meta:document-statistic meta:table-count="5" meta:image-count="1" meta:object-count="0" meta:page-count="5" meta:paragraph-count="28" meta:word-count="771" meta:character-count="5342" meta:non-whitespace-character-count="4412"/>
    <meta:user-defined meta:name="AppVersion">14.0000</meta:user-defined>
    <meta:user-defined meta:name="Company">The College Bo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plore Template Legacy" xlink:href=""/>
  </office:meta>
</office:document-meta>
</file>